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8</text:p>
      <text:p text:style-name="Standard">(<text:time style:data-style-name="N42" text:time-value="2018-04-13T14:17:01.70" text:fixed="true">02:17 PM</text:time> notes)</text:p>
      <text:p text:style-name="Standard">Corporations during WWII profited greatly.</text:p>
      <text:p text:style-name="Standard">…</text:p>
      <text:p text:style-name="Standard">At the end of the war, the United States possess half of the worlds shipping capacity, possessed 2/3 of the gold reserves in the world, possessed 42% of the worlds income.</text:p>
      <text:p text:style-name="Standard">Number stuff</text:p>
      <text:p text:style-name="Standard">Per capita income of an American in 1949 was $1,450 a year. 50% more than the average worker in any other country.</text:p>
      <text:p text:style-name="Standard">…</text:p>
      <text:p text:style-name="Standard">Manhattan Project.</text:p>
      <text:p text:style-name="Standard">Run by a man named Leslie Groves.</text:p>
      <text:p text:style-name="Standard">Run using nuclear fission.</text:p>
      <text:p text:style-name="Standard">(<text:time style:data-style-name="N42" text:time-value="2018-04-13T14:26:33.64" text:fixed="true">02:26 PM</text:time> notes)</text:p>
      <text:p text:style-name="Standard">Years when country begins to develop nuclear weapon programs</text:p>
      <text:p text:style-name="Standard"/>
      <text:p text:style-name="Standard">(<text:time style:data-style-name="N42" text:time-value="2018-04-13T14:28:19.34" text:fixed="true">02:28 PM</text:time> notes)</text:p>
      <text:p text:style-name="Standard">… Information on location and things regarding Manhattan Project</text:p>
      <text:p text:style-name="Standard"/>
      <text:p text:style-name="Standard">Albert Shpear</text:p>
      <text:p text:style-name="Standard">…</text:p>
      <text:p text:style-name="Standard">Germany gave up on nuclear program</text:p>
      <text:p text:style-name="Standard"/>
      <text:p text:style-name="Standard">…</text:p>
      <text:p text:style-name="Standard">(<text:time style:data-style-name="N42" text:time-value="2018-04-13T14:41:04.08" text:fixed="true">02:41 PM</text:time> notes)</text:p>
      <text:p text:style-name="Standard">In WWI, no blacks were allowed to serve in combat roles.</text:p>
      <text:p text:style-name="Standard">In Civil War, same.</text:p>
      <text:p text:style-name="Standard">In WWII, blacks served in service jobs.</text:p>
      <text:p text:style-name="Standard">Different area exceptions...</text:p>
      <text:p text:style-name="Standard"/>
      <text:p text:style-name="Standard">(<text:time style:data-style-name="N42" text:time-value="2018-04-13T14:45:36.31" text:fixed="true">02:45 PM</text:time> notes)</text:p>
      <text:p text:style-name="Standard">… race statistics for army</text:p>
      <text:p text:style-name="Standard"/>
      <text:p text:style-name="Standard">Secretary of war when asked why black soldiers can't be in combat said “Negroes have been unable to masterfully use weapons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13T14:07:30.19</meta:creation-date>
    <dc:date>2018-04-13T14:48:14.78</dc:date>
    <dc:creator>Timothy Cayer</dc:creator>
    <meta:editing-duration>PT40M37S</meta:editing-duration>
    <meta:editing-cycles>19</meta:editing-cycles>
    <meta:generator>OpenOffice/4.1.3$Win32 OpenOffice.org_project/413m1$Build-9783</meta:generator>
    <meta:document-statistic meta:table-count="0" meta:image-count="0" meta:object-count="0" meta:page-count="1" meta:paragraph-count="27" meta:word-count="173" meta:character-count="988"/>
  </office:meta>
</office:document-meta>
</file>